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5387C827DC4E8D39.png" manifest:media-type="image/png"/>
  <manifest:file-entry manifest:full-path="Pictures/10000001000001F4000001F4E6113FC9D74220C2.png" manifest:media-type="image/png"/>
  <manifest:file-entry manifest:full-path="Pictures/100000010000012C0000012C81FE7D7B788CB768.png" manifest:media-type="image/png"/>
  <manifest:file-entry manifest:full-path="Pictures/100068A300001F0200001F02D29D40C2311955F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dia New" svg:font-family="'Cordia New'" style:font-family-generic="system" style:font-pitch="variable"/>
    <style:font-face style:name="Fira Code" svg:font-family="'Fira Code'" style:font-pitch="fixed"/>
    <style:font-face style:name="Kinnari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" style:font-family-generic="swiss" style:font-pitch="variable"/>
    <style:font-face style:name="TH Sarabun New" svg:font-family="'TH Sarabun New'" style:font-pitch="variable"/>
    <style:font-face style:name="TH Sarabun New:kern" svg:font-family="'TH Sarabun New:kern'" style:font-adornments="Regular" style:font-pitch="variable"/>
    <style:font-face style:name="TH Sarabun New:liga&amp;kern" svg:font-family="'TH Sarabun New:liga&amp;kern'" style:font-adornments="Regular" style:font-pitch="variable"/>
    <style:font-face style:name="TH Sarabun New:liga&amp;kern1" svg:font-family="'TH Sarabun New:liga&amp;kern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282a36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2" style:family="graphic" style:parent-style-name="standard">
      <style:graphic-properties draw:stroke="solid" svg:stroke-width="0.028cm" svg:stroke-color="#44475a" draw:marker-start-width="0.242cm" draw:marker-end-width="0.242cm" draw:fill-color="#282a36" draw:textarea-horizontal-align="justify" draw:textarea-vertical-align="middle" draw:auto-grow-height="false" fo:min-height="1.472cm" fo:min-width="5.722cm" fo:padding-top="0.139cm" fo:padding-bottom="0.139cm" fo:padding-left="0.264cm" fo:padding-right="0.264cm" draw:shadow="visible" draw:shadow-offset-x="0.106cm" draw:shadow-offset-y="0.106cm" draw:shadow-color="#44475a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" style:family="graphic" style:parent-style-name="objectwithoutfill">
      <style:graphic-properties svg:stroke-color="#44475a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9cm" fo:min-width="0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 style:language-complex="th" style:country-complex="TH"/>
    </style:style>
    <style:style style:name="P2" style:family="paragraph">
      <loext:graphic-properties draw:fill="none" draw:fill-color="#ffffff"/>
      <style:paragraph-properties fo:text-align="center"/>
      <style:text-properties style:font-name="Noto Sans1" fo:font-size="30pt" fo:font-weight="bold" style:font-size-asian="30pt" style:font-size-complex="30pt" style:language-complex="th" style:country-complex="TH"/>
    </style:style>
    <style:style style:name="P3" style:family="paragraph">
      <loext:graphic-properties draw:fill-color="#282a36"/>
      <style:paragraph-properties fo:text-align="center"/>
      <style:text-properties style:language-complex="th" style:country-complex="TH"/>
    </style:style>
    <style:style style:name="P4" style:family="paragraph">
      <style:paragraph-properties fo:text-align="center"/>
      <style:text-properties fo:font-size="16pt" style:font-size-asian="16pt" style:font-size-complex="16pt" style:language-complex="th" style:country-complex="TH"/>
    </style:style>
    <style:style style:name="P5" style:family="paragraph">
      <loext:graphic-properties draw:fill="none" draw:fill-color="#ffffff"/>
      <style:paragraph-properties fo:text-align="center"/>
      <style:text-properties style:font-name="TH Sarabun New" fo:font-size="16pt" style:font-size-asian="16pt" style:font-name-complex="TH Sarabun New" style:font-size-complex="16pt" style:language-complex="th" style:country-complex="TH"/>
    </style:style>
    <style:style style:name="P6" style:family="paragraph">
      <loext:graphic-properties draw:fill="none"/>
      <style:paragraph-properties fo:text-align="center"/>
      <style:text-properties style:language-complex="th" style:country-complex="TH"/>
    </style:style>
    <style:style style:name="P7" style:family="paragraph">
      <style:paragraph-properties fo:text-align="center"/>
      <style:text-properties style:language-complex="th" style:country-complex="TH"/>
    </style:style>
    <style:style style:name="P8" style:family="paragraph">
      <style:paragraph-properties fo:text-align="justify"/>
      <style:text-properties fo:color="#f8f8f2" loext:opacity="100%" fo:font-size="14pt" style:letter-kerning="true" style:font-size-asian="14pt" style:font-name-complex="TH Sarabun New:liga&amp;kern1" style:font-size-complex="14pt" style:language-complex="th" style:country-complex="TH"/>
    </style:style>
    <style:style style:name="P9" style:family="paragraph">
      <loext:graphic-properties draw:fill="none" draw:fill-color="#ffffff"/>
      <style:paragraph-properties fo:text-align="justify"/>
      <style:text-properties fo:color="#f8f8f2" loext:opacity="100%" style:font-name="TH Sarabun New:liga&amp;kern1" fo:font-size="14pt" style:letter-kerning="true" style:font-size-asian="14pt" style:font-name-complex="TH Sarabun New:liga&amp;kern1" style:font-size-complex="14pt" style:language-complex="th" style:country-complex="TH"/>
    </style:style>
    <style:style style:name="T1" style:family="text">
      <style:text-properties style:font-name="Noto Sans1" fo:font-size="30pt" fo:font-weight="bold" style:font-size-asian="30pt" style:font-size-complex="30pt"/>
    </style:style>
    <style:style style:name="T2" style:family="text">
      <style:text-properties style:font-name="TH Sarabun New" style:font-name-complex="TH Sarabun New"/>
    </style:style>
    <style:style style:name="T3" style:family="text">
      <style:text-properties style:font-name="TH Sarabun New" fo:font-weight="bold" style:font-weight-asian="bold" style:font-name-complex="TH Sarabun New" style:font-weight-complex="bold"/>
    </style:style>
    <style:style style:name="T4" style:family="text">
      <style:text-properties fo:color="#f8f8f2" loext:opacity="100%" style:font-name="TH Sarabun New:liga&amp;kern1" fo:font-size="14pt" style:letter-kerning="true" style:font-size-asian="14pt" style:font-name-complex="TH Sarabun New:liga&amp;kern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pecial Thanks" draw:style-name="dp1" draw:master-page-name="Default">
        <draw:frame draw:style-name="gr1" draw:text-style-name="P2" draw:layer="layout" svg:width="9.5cm" svg:height="1.69cm" svg:x="2.65cm" svg:y="1.5cm">
          <draw:text-box>
            <text:p text:style-name="P1"><text:span text:style-name="T1">SPECIAL </text:span><text:span text:style-name="T1">THANKS</text:span></text:p>
          </draw:text-box>
        </draw:frame>
        <draw:g>
          <draw:custom-shape draw:style-name="gr2" draw:text-style-name="P3" draw:layer="layout" svg:width="6.25cm" svg:height="1.75cm" svg:x="4.275cm" svg:y="3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6.247cm" svg:height="1.715cm" svg:x="4.278cm" svg:y="3.635cm">
            <draw:text-box>
              <text:p text:style-name="P4"><text:span text:style-name="T2">ขอบคุณสมาชิกชุมชนและโปรเจกต์อื่นๆ</text:span></text:p>
              <text:p text:style-name="P4"><text:span text:style-name="T3">ที่ทำให้หนังสือเล่มนี้เป็นจริง</text:span></text:p>
            </draw:text-box>
          </draw:frame>
        </draw:g>
        <draw:line draw:style-name="gr4" draw:text-style-name="P6" draw:layer="layout" svg:x1="2cm" svg:y1="6cm" svg:x2="12.75cm" svg:y2="6cm">
          <text:p/>
        </draw:line>
        <draw:line draw:style-name="gr4" draw:text-style-name="P6" draw:layer="layout" svg:x1="3cm" svg:y1="5.75cm" svg:x2="1.5cm" svg:y2="5.75cm">
          <text:p/>
        </draw:line>
        <draw:line draw:style-name="gr4" draw:text-style-name="P6" draw:layer="layout" svg:x1="2.5cm" svg:y1="5.5cm" svg:x2="1cm" svg:y2="5.5cm">
          <text:p/>
        </draw:line>
        <draw:line draw:style-name="gr4" draw:text-style-name="P6" draw:layer="layout" svg:x1="12cm" svg:y1="5.75cm" svg:x2="13.25cm" svg:y2="5.75cm">
          <text:p/>
        </draw:line>
        <draw:line draw:style-name="gr4" draw:text-style-name="P6" draw:layer="layout" svg:x1="12.5cm" svg:y1="5.5cm" svg:x2="13.75cm" svg:y2="5.5cm">
          <text:p/>
        </draw:line>
        <draw:frame draw:style-name="gr5" draw:text-style-name="P7" draw:layer="layout" svg:width="4cm" svg:height="4cm" svg:x="1cm" svg:y="7cm">
          <draw:image xlink:href="Pictures/100068A300001F0200001F02D29D40C2311955F5.svg" xlink:type="simple" xlink:show="embed" xlink:actuate="onLoad" draw:mime-type="image/svg+xml">
            <text:p/>
          </draw:image>
          <draw:image xlink:href="Pictures/100000010000012C0000012C81FE7D7B788CB768.png" xlink:type="simple" xlink:show="embed" xlink:actuate="onLoad" draw:mime-type="image/png"/>
        </draw:frame>
        <draw:frame draw:style-name="gr5" draw:text-style-name="P7" draw:layer="layout" svg:width="1.5cm" svg:height="1.5cm" svg:x="2.311cm" svg:y="3.25cm">
          <draw:image xlink:href="Pictures/10000001000001F4000001F4E6113FC9D74220C2.png" xlink:type="simple" xlink:show="embed" xlink:actuate="onLoad" draw:mime-type="image/png">
            <text:p/>
          </draw:image>
        </draw:frame>
        <draw:frame draw:style-name="gr5" draw:text-style-name="P7" draw:layer="layout" svg:width="1.5cm" svg:height="1.5cm" svg:x="11.25cm" svg:y="3.25cm">
          <draw:image xlink:href="Pictures/10000001000007D0000007D05387C827DC4E8D39.png" xlink:type="simple" xlink:show="embed" xlink:actuate="onLoad" draw:mime-type="image/png">
            <text:p/>
          </draw:image>
        </draw:frame>
        <draw:line draw:style-name="gr4" draw:text-style-name="P6" draw:layer="layout" svg:x1="6cm" svg:y1="6cm" svg:x2="6cm" svg:y2="12cm">
          <text:p/>
        </draw:line>
        <draw:frame draw:style-name="gr6" draw:text-style-name="P9" draw:layer="layout" svg:width="7.018cm" svg:height="3.179cm" svg:x="6.482cm" svg:y="6.5cm">
          <draw:text-box>
            <text:p text:style-name="P8"><text:span text:style-name="T4">หนังสือเล่มนี้ เป็นหนึ่งใน “ทรัพยากร</text:span><text:span text:style-name="T4">สาธารณะ” ของ </text:span><text:span text:style-name="T4">Discord Community </text:span><text:span text:style-name="T4">Server </text:span><text:span text:style-name="T4">ที่มีชื่อว่า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dia New" svg:font-family="'Cordia New'" style:font-family-generic="system" style:font-pitch="variable"/>
    <style:font-face style:name="Fira Code" svg:font-family="'Fira Code'" style:font-pitch="fixed"/>
    <style:font-face style:name="Kinnari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" style:font-family-generic="swiss" style:font-pitch="variable"/>
    <style:font-face style:name="TH Sarabun New" svg:font-family="'TH Sarabun New'" style:font-pitch="variable"/>
    <style:font-face style:name="TH Sarabun New:kern" svg:font-family="'TH Sarabun New:kern'" style:font-adornments="Regular" style:font-pitch="variable"/>
    <style:font-face style:name="TH Sarabun New:liga&amp;kern" svg:font-family="'TH Sarabun New:liga&amp;kern'" style:font-adornments="Regular" style:font-pitch="variable"/>
    <style:font-face style:name="TH Sarabun New:liga&amp;kern1" svg:font-family="'TH Sarabun New:liga&amp;kern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Kinnari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2:48:13.365120522</meta:creation-date>
    <dc:date>2024-04-26T13:53:48.986117237</dc:date>
    <meta:editing-duration>PT49M51S</meta:editing-duration>
    <meta:editing-cycles>7</meta:editing-cycles>
    <meta:generator>LibreOffice/7.3.7.2$Linux_X86_64 LibreOffice_project/30$Build-2</meta:generator>
    <meta:document-statistic meta:object-count="14"/>
  </office:meta>
</office:document-meta>
</file>